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5-08-0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2736" calcext:value-type="float">
            <text:p>175.0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5-04-24 0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34776" calcext:value-type="float">
            <text:p>176.1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5-01-24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77776" calcext:value-type="float">
            <text:p>177.2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4-10-2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6912" calcext:value-type="float">
            <text:p>178.7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4-08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9016" calcext:value-type="float">
            <text:p>179.5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4-05-1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6568" calcext:value-type="float">
            <text:p>180.5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4-02-2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988" calcext:value-type="float">
            <text:p>180.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3-12-0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4144" calcext:value-type="float">
            <text:p>180.9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3-05-1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5208" calcext:value-type="float">
            <text:p>181.1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2-11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2-04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3416" calcext:value-type="float">
            <text:p>180.4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2-04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4828" calcext:value-type="float">
            <text:p>180.5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05608" calcext:value-type="float">
            <text:p>180.5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41888" calcext:value-type="float">
            <text:p>180.1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02824" calcext:value-type="float">
            <text:p>180.11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7494193548" calcext:value-type="float">
            <text:p>180.03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580856" calcext:value-type="float">
            <text:p>179.95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2673" calcext:value-type="float">
            <text:p>179.882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6264827586" calcext:value-type="float">
            <text:p>179.7962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94545032258" calcext:value-type="float">
            <text:p>179.69454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0182683871" calcext:value-type="float">
            <text:p>179.60182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035272" calcext:value-type="float">
            <text:p>179.5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0423225" calcext:value-type="float">
            <text:p>179.4042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380464" calcext:value-type="float">
            <text:p>179.2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08837419355" calcext:value-type="float">
            <text:p>179.108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7455225807" calcext:value-type="float">
            <text:p>179.03745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1463483871" calcext:value-type="float">
            <text:p>178.931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09838451613" calcext:value-type="float">
            <text:p>178.80983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05223225806" calcext:value-type="float">
            <text:p>178.705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2487741936" calcext:value-type="float">
            <text:p>178.572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0007062069" calcext:value-type="float">
            <text:p>178.400070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9706322581" calcext:value-type="float">
            <text:p>178.21970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892" calcext:value-type="float">
            <text:p>178.0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26544" calcext:value-type="float">
            <text:p>177.3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51815448276" calcext:value-type="float">
            <text:p>177.251815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5763612903" calcext:value-type="float">
            <text:p>177.0557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258592" calcext:value-type="float">
            <text:p>176.82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3566451613" calcext:value-type="float">
            <text:p>176.633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4873806452" calcext:value-type="float">
            <text:p>176.47487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21883870968" calcext:value-type="float">
            <text:p>176.32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011" calcext:value-type="float">
            <text:p>176.14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4001290323" calcext:value-type="float">
            <text:p>175.934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1022967742" calcext:value-type="float">
            <text:p>175.75102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2677419355" calcext:value-type="float">
            <text:p>175.542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7883096774" calcext:value-type="float">
            <text:p>175.30788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76888" calcext:value-type="float">
            <text:p>175.15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9601290323" calcext:value-type="float">
            <text:p>175.019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7270709677" calcext:value-type="float">
            <text:p>174.85727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71047741936" calcext:value-type="float">
            <text:p>174.671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72632774194" calcext:value-type="float">
            <text:p>174.47263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254946580645" calcext:value-type="float">
            <text:p>174.25494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11106580645" calcext:value-type="float">
            <text:p>174.01110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84659142857" calcext:value-type="float">
            <text:p>173.784659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727415" calcext:value-type="float">
            <text:p>173.5727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33664" calcext:value-type="float">
            <text:p>173.3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67406451613" calcext:value-type="float">
            <text:p>173.06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60050064516" calcext:value-type="float">
            <text:p>172.76005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3752" calcext:value-type="float">
            <text:p>172.5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9839175" calcext:value-type="float">
            <text:p>172.2983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51734193548" calcext:value-type="float">
            <text:p>172.05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996056" calcext:value-type="float">
            <text:p>171.79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0317935484" calcext:value-type="float">
            <text:p>171.56031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149736" calcext:value-type="float">
            <text:p>171.31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2909" calcext:value-type="float">
            <text:p>171.102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8675062069" calcext:value-type="float">
            <text:p>170.886750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55258580645" calcext:value-type="float">
            <text:p>170.65525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29608258064" calcext:value-type="float">
            <text:p>170.429608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846736" calcext:value-type="float">
            <text:p>170.1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4990775" calcext:value-type="float">
            <text:p>169.9499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42072" calcext:value-type="float">
            <text:p>169.70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777535" calcext:value-type="float">
            <text:p>169.4777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5214451613" calcext:value-type="float">
            <text:p>169.24521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059104" calcext:value-type="float">
            <text:p>169.00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5990193548" calcext:value-type="float">
            <text:p>168.76599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4456" calcext:value-type="float">
            <text:p>168.4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1985" calcext:value-type="float">
            <text:p>168.281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2756571429" calcext:value-type="float">
            <text:p>168.032756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2989935484" calcext:value-type="float">
            <text:p>167.7929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5932325" calcext:value-type="float">
            <text:p>167.5593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78461935484" calcext:value-type="float">
            <text:p>167.378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73459354839" calcext:value-type="float">
            <text:p>167.173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474944" calcext:value-type="float">
            <text:p>166.94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2025548387" calcext:value-type="float">
            <text:p>166.81202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25114322581" calcext:value-type="float">
            <text:p>166.62511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45681548387" calcext:value-type="float">
            <text:p>166.34568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9580129032" calcext:value-type="float">
            <text:p>166.09958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498965" calcext:value-type="float">
            <text:p>166.049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8110666667" calcext:value-type="float">
            <text:p>165.308110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02384" calcext:value-type="float">
            <text:p>165.28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13103741936" calcext:value-type="float">
            <text:p>165.21310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33462451613" calcext:value-type="float">
            <text:p>165.13346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60414709677" calcext:value-type="float">
            <text:p>164.96041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0027354839" calcext:value-type="float">
            <text:p>164.86002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0166193548" calcext:value-type="float">
            <text:p>164.84016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1825454546" calcext:value-type="float">
            <text:p>164.8118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432824" calcext:value-type="float">
            <text:p>164.74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16465" calcext:value-type="float">
            <text:p>164.811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7888571429" calcext:value-type="float">
            <text:p>164.897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9518451613" calcext:value-type="float">
            <text:p>164.81951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565075" calcext:value-type="float">
            <text:p>164.8456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284736" calcext:value-type="float">
            <text:p>165.0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7638193548" calcext:value-type="float">
            <text:p>165.1876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15744" calcext:value-type="float">
            <text:p>165.30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19984" calcext:value-type="float">
            <text:p>165.3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80246193548" calcext:value-type="float">
            <text:p>165.48024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6528727273" calcext:value-type="float">
            <text:p>165.566528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9176" calcext:value-type="float">
            <text:p>165.6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34139428572" calcext:value-type="float">
            <text:p>166.034139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76173419355" calcext:value-type="float">
            <text:p>166.17617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8156903226" calcext:value-type="float">
            <text:p>166.38815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2893677419" calcext:value-type="float">
            <text:p>166.43289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5975725" calcext:value-type="float">
            <text:p>166.4597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00176" calcext:value-type="float">
            <text:p>166.4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713316129" calcext:value-type="float">
            <text:p>166.40713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354475" calcext:value-type="float">
            <text:p>166.283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359392" calcext:value-type="float">
            <text:p>166.03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8025625" calcext:value-type="float">
            <text:p>165.8802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82968" calcext:value-type="float">
            <text:p>165.7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9473" calcext:value-type="float">
            <text:p>165.709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2817714286" calcext:value-type="float">
            <text:p>165.58281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3352" calcext:value-type="float">
            <text:p>165.5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1437677419" calcext:value-type="float">
            <text:p>165.45143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0327225807" calcext:value-type="float">
            <text:p>165.440327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48225" calcext:value-type="float">
            <text:p>165.4024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51892" calcext:value-type="float">
            <text:p>165.25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9253875" calcext:value-type="float">
            <text:p>165.0925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45273032258" calcext:value-type="float">
            <text:p>164.94527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364752" calcext:value-type="float">
            <text:p>164.73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780775" calcext:value-type="float">
            <text:p>164.5778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1576" calcext:value-type="float">
            <text:p>164.5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0953290323" calcext:value-type="float">
            <text:p>164.50095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4998285714" calcext:value-type="float">
            <text:p>164.41499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625375" calcext:value-type="float">
            <text:p>164.3362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92902709677" calcext:value-type="float">
            <text:p>164.2929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8484129032" calcext:value-type="float">
            <text:p>164.18848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10765" calcext:value-type="float">
            <text:p>164.0610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56616" calcext:value-type="float">
            <text:p>163.86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9576" calcext:value-type="float">
            <text:p>163.7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0" meta:object-count="0"/>
    <meta:user-defined meta:name="AppVersion">3.0</meta:user-defined>
  </office:meta>
</office:document-meta>
</file>